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811" officeooo:paragraph-rsid="00139811"/>
    </style:style>
    <style:style style:name="P2" style:family="paragraph" style:parent-style-name="Standard">
      <style:text-properties officeooo:rsid="00139811" officeooo:paragraph-rsid="00140b4c"/>
    </style:style>
    <style:style style:name="P3" style:family="paragraph" style:parent-style-name="Standard">
      <style:text-properties officeooo:rsid="00140b4c" officeooo:paragraph-rsid="00140b4c"/>
    </style:style>
    <style:style style:name="P4" style:family="paragraph" style:parent-style-name="Standard">
      <style:text-properties officeooo:rsid="0016df29" officeooo:paragraph-rsid="0016df29"/>
    </style:style>
    <style:style style:name="P5" style:family="paragraph" style:parent-style-name="Standard">
      <style:text-properties officeooo:rsid="0017553f" officeooo:paragraph-rsid="001761fb"/>
    </style:style>
    <style:style style:name="P6" style:family="paragraph" style:parent-style-name="Standard">
      <style:text-properties officeooo:rsid="001761fb" officeooo:paragraph-rsid="001761fb"/>
    </style:style>
    <style:style style:name="P7" style:family="paragraph" style:parent-style-name="Standard">
      <style:text-properties officeooo:rsid="0017d413" officeooo:paragraph-rsid="0017d413"/>
    </style:style>
    <style:style style:name="P8" style:family="paragraph" style:parent-style-name="Standard">
      <style:text-properties officeooo:rsid="00181b35" officeooo:paragraph-rsid="00181b35"/>
    </style:style>
    <style:style style:name="P9" style:family="paragraph" style:parent-style-name="Standard">
      <style:text-properties officeooo:rsid="0016df29" officeooo:paragraph-rsid="0016df29"/>
    </style:style>
    <style:style style:name="P10" style:family="paragraph" style:parent-style-name="Standard">
      <style:text-properties officeooo:rsid="0017d413" officeooo:paragraph-rsid="0017d413"/>
    </style:style>
    <style:style style:name="P11" style:family="paragraph" style:parent-style-name="Standard">
      <style:text-properties officeooo:rsid="001761fb" officeooo:paragraph-rsid="001761fb"/>
    </style:style>
    <style:style style:name="T1" style:family="text">
      <style:text-properties officeooo:rsid="00140b4c"/>
    </style:style>
    <style:style style:name="T2" style:family="text">
      <style:text-properties officeooo:rsid="001761fb"/>
    </style:style>
    <style:style style:name="T3" style:family="text">
      <style:text-properties officeooo:rsid="00181b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a)<text:span text:style-name="T1">[root@localhost /]# tar zcf etc.tgz etc </text:span></text:p>
      <text:p text:style-name="P2">b)<text:span text:style-name="T1">[root@localhost /]# tar jcf etc.bzip2 etc </text:span></text:p>
      <text:p text:style-name="P2">c)<text:span text:style-name="T1">[root@localhost /]# zip -r etc.zip etc</text:span></text:p>
      <text:p text:style-name="P3"/>
      <text:p text:style-name="P3">2.</text:p>
      <text:p text:style-name="P3">a)</text:p>
      <text:p text:style-name="P3">[root@localhost /]# tar ztf etc.tgz | head </text:p>
      <text:p text:style-name="P3">etc/ </text:p>
      <text:p text:style-name="P3">etc/fstab </text:p>
      <text:p text:style-name="P3">etc/crypttab </text:p>
      <text:p text:style-name="P3">etc/mtab </text:p>
      <text:p text:style-name="P3">etc/pki/ </text:p>
      <text:p text:style-name="P3">etc/pki/rpm-gpg/ </text:p>
      <text:p text:style-name="P3">etc/pki/rpm-gpg/RPM-GPG-KEY-CentOS-7 </text:p>
      <text:p text:style-name="P3">etc/pki/rpm-gpg/RPM-GPG-KEY-CentOS-Debug-7 </text:p>
      <text:p text:style-name="P3">etc/pki/rpm-gpg/RPM-GPG-KEY-CentOS-Testing-7 </text:p>
      <text:p text:style-name="P3">etc/pki/ca-trust/ </text:p>
      <text:p text:style-name="P3"/>
      <text:p text:style-name="P3">[root@localhost /]# tar jtf etc.bzip2 | head </text:p>
      <text:p text:style-name="P3">etc/ </text:p>
      <text:p text:style-name="P3">etc/fstab </text:p>
      <text:p text:style-name="P3">etc/crypttab </text:p>
      <text:p text:style-name="P3">etc/mtab </text:p>
      <text:p text:style-name="P3">etc/pki/ </text:p>
      <text:p text:style-name="P3">etc/pki/rpm-gpg/ </text:p>
      <text:p text:style-name="P3">etc/pki/rpm-gpg/RPM-GPG-KEY-CentOS-7 </text:p>
      <text:p text:style-name="P3">etc/pki/rpm-gpg/RPM-GPG-KEY-CentOS-Debug-7 </text:p>
      <text:p text:style-name="P3">etc/pki/rpm-gpg/RPM-GPG-KEY-CentOS-Testing-7 </text:p>
      <text:p text:style-name="P3">etc/pki/ca-trust/</text:p>
      <text:p text:style-name="P1"/>
      <text:p text:style-name="P3">[root@localhost /]# unzip -l etc.zip | head </text:p>
      <text:p text:style-name="P3">Archive: <text:s/>etc.zip </text:p>
      <text:p text:style-name="P3"><text:s text:c="2"/>Length <text:s text:c="5"/>Date <text:s text:c="3"/>Time <text:s text:c="3"/>Name </text:p>
      <text:p text:style-name="P3">--------- <text:s/>---------- ----- <text:s text:c="2"/>---- </text:p>
      <text:p text:style-name="P3"><text:s text:c="8"/>0 <text:s/>10-20-2014 15:30 <text:s text:c="2"/>etc/ </text:p>
      <text:p text:style-name="P3"><text:s text:c="6"/>465 <text:s/>09-30-2014 16:05 <text:s text:c="2"/>etc/fstab </text:p>
      <text:p text:style-name="P3"><text:s text:c="8"/>0 <text:s/>09-30-2014 16:05 <text:s text:c="2"/>etc/crypttab </text:p>
      <text:p text:style-name="P3"><text:s text:c="5"/>2036 <text:s/>10-20-2014 16:02 <text:s text:c="2"/>etc/mtab </text:p>
      <text:p text:style-name="P3"><text:s text:c="8"/>0 <text:s/>09-30-2014 16:08 <text:s text:c="2"/>etc/pki/ </text:p>
      <text:p text:style-name="P3"><text:s text:c="8"/>0 <text:s/>09-30-2014 16:05 <text:s text:c="2"/>etc/pki/rpm-gpg/ </text:p>
      <text:p text:style-name="P3"><text:s text:c="5"/>1690 <text:s/>07-04-2014 15:00 <text:s text:c="2"/>etc/pki/rpm-gpg/RPM-GPG-KEY-CentOS-7 </text:p>
      <text:p text:style-name="P3"/>
      <text:p text:style-name="P3">b) [root@localhost /]# mkdir /home/selld/etc_tgz &amp;&amp; tar zxf etc.tgz -C /home/selld/etc_tgz </text:p>
      <text:p text:style-name="P3">[root@localhost /]# mkdir /home/selld/etc_bzip2 &amp;&amp; tar jxf etc.bzip2-C /home/selld/etc_bzip2 </text:p>
      <text:p text:style-name="P4">[root@localhost /]# unzip etc.zip -d /home/selld/etc_zip &gt; /dev/null </text:p>
      <text:p text:style-name="P4"/>
      <text:p text:style-name="P5">c)<text:span text:style-name="T2">[root@localhost selld]# tar zxf /etc.tgz etc/sysconfig/network-scripts/ifcfg-enp0s3 </text:span></text:p>
      <text:p text:style-name="P6">[root@localhost selld]# tar jxf /etc.bzip2 etc/sysconfig/network-scripts/ifcfg-enp0s3 </text:p>
      <text:p text:style-name="P6">[root@localhost selld]# unzip /etc.zip etc/sysconfig/network-scripts/ifcfg-enp0s3 </text:p>
      <text:p text:style-name="P6"/>
      <text:p text:style-name="P6"/>
      <text:p text:style-name="P7"><text:soft-page-break/>d)[root@localhost selld]# zip -d /etc.zip etc/sysconfig/network-scripts/ifcfg-enp0s3 </text:p>
      <text:p text:style-name="P7">deleting: etc/sysconfig/network-scripts/ifcfg-enp0s3 </text:p>
      <text:p text:style-name="P7"><text:tab/>Из архивов сделанных с помощью tar нельзя удалять файлы, потому что архивы созданные tar последовательные.</text:p>
      <text:p text:style-name="P7"/>
      <text:p text:style-name="P7">e) <text:span text:style-name="T3">В архивы созданные с помощью tar нельзя добавить файл, потому что они последовательные.</text:span></text:p>
      <text:p text:style-name="P8">[root@localhost selld]# zip -u /etc.zip etc/sysconfig/network-scripts/ifcfg-enp0s3 </text:p>
      <text:p text:style-name="P8"><text:s text:c="2"/>adding: etc/sysconfig/network-scripts/ifcfg-enp0s3 (deflated 36%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4:04:56.921535780</meta:creation-date>
    <dc:date>2014-10-20T16:10:40.056144294</dc:date>
    <meta:editing-duration>PT1H37M57S</meta:editing-duration>
    <meta:editing-cycles>9</meta:editing-cycles>
    <meta:generator>LibreOffice/4.2.6.3$Linux_X86_64 LibreOffice_project/420m0$Build-3</meta:generator>
    <meta:document-statistic meta:table-count="0" meta:image-count="0" meta:object-count="0" meta:page-count="2" meta:paragraph-count="51" meta:word-count="192" meta:character-count="2066" meta:non-whitespace-character-count="1792"/>
  </office:meta>
</office:document-meta>
</file>